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style:text-properties officeooo:rsid="00097f93" officeooo:paragraph-rsid="00097f93"/>
    </style:style>
    <style:style style:name="P2" style:family="paragraph" style:parent-style-name="Standard">
      <style:paragraph-properties fo:line-height="100%"/>
      <style:text-properties style:font-name="Times New Roman" fo:font-size="9pt" officeooo:rsid="00097f93" officeooo:paragraph-rsid="00097f93" style:font-size-asian="9pt" style:font-size-complex="9pt"/>
    </style:style>
    <style:style style:name="P3" style:family="paragraph" style:parent-style-name="Standard">
      <style:paragraph-properties fo:line-height="100%"/>
      <style:text-properties style:font-name="Times New Roman" fo:font-size="9pt" fo:font-weight="bold" officeooo:rsid="00097f93" officeooo:paragraph-rsid="00097f93" style:font-size-asian="9pt" style:font-weight-asian="bold" style:font-size-complex="9pt" style:font-weight-complex="bold"/>
    </style:style>
    <style:style style:name="P4"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text-properties fo:font-variant="normal" fo:text-transform="none" fo:color="#111111" style:font-name="Times New Roman" fo:font-size="9pt" fo:letter-spacing="normal" fo:font-style="normal" fo:font-weight="bold" style:font-size-asian="9pt" style:font-size-complex="9pt" loext:padding="0in" loext:border="none"/>
    </style:style>
    <style:style style:name="P5" style:family="paragraph" style:parent-style-name="Standard">
      <style:text-properties fo:font-variant="normal" fo:text-transform="none" fo:color="#111111" style:font-name="Open Sans" fo:font-size="9.75pt" fo:letter-spacing="normal" fo:font-style="normal" fo:font-weight="normal" officeooo:rsid="00097f93" officeooo:paragraph-rsid="00097f93"/>
    </style:style>
    <style:style style:name="P6" style:family="paragraph" style:parent-style-name="Standard">
      <style:text-properties fo:font-variant="normal" fo:text-transform="none" fo:color="#111111" style:font-name="Open Sans" fo:font-size="9.75pt" fo:letter-spacing="normal" fo:font-style="normal" fo:font-weight="normal" officeooo:rsid="0009f867" officeooo:paragraph-rsid="00097f93"/>
    </style:style>
    <style:style style:name="P7" style:family="paragraph" style:parent-style-name="Standard">
      <style:text-properties fo:font-variant="normal" fo:text-transform="none" fo:color="#111111" style:font-name="Open Sans" fo:font-size="9.75pt" fo:letter-spacing="normal" fo:font-style="normal" fo:font-weight="normal" officeooo:rsid="000a6bef" officeooo:paragraph-rsid="000cd7b2"/>
    </style:style>
    <style:style style:name="P8" style:family="paragraph" style:parent-style-name="Standard">
      <style:text-properties fo:font-variant="normal" fo:text-transform="none" fo:color="#111111" style:font-name="Open Sans" fo:font-size="9.75pt" fo:letter-spacing="normal" fo:font-style="normal" fo:font-weight="normal" officeooo:rsid="000cd7b2" officeooo:paragraph-rsid="000cd7b2"/>
    </style:style>
    <style:style style:name="P9" style:family="paragraph" style:parent-style-name="Standard">
      <style:text-properties fo:font-variant="normal" fo:text-transform="none" fo:color="#111111" style:font-name="Open Sans" fo:font-size="9.75pt" fo:letter-spacing="normal" fo:font-style="normal" fo:font-weight="bold" officeooo:rsid="000c5af0" officeooo:paragraph-rsid="000c5af0"/>
    </style:style>
    <style:style style:name="P10" style:family="paragraph" style:parent-style-name="Standard">
      <style:text-properties fo:font-variant="normal" fo:text-transform="none" fo:color="#111111" style:font-name="Open Sans" fo:font-size="12pt" fo:letter-spacing="normal" fo:font-style="normal" fo:font-weight="bold" officeooo:rsid="00097f93" officeooo:paragraph-rsid="00097f93" style:font-size-asian="12pt" style:font-weight-asian="bold" style:font-size-complex="12pt" style:font-weight-complex="bold"/>
    </style:style>
    <style:style style:name="P11" style:family="paragraph" style:parent-style-name="Standard">
      <style:paragraph-properties fo:break-before="page"/>
      <style:text-properties fo:font-variant="normal" fo:text-transform="none" fo:color="#111111" style:font-name="Open Sans" fo:font-size="12pt" fo:letter-spacing="normal" fo:font-style="normal" fo:font-weight="bold" officeooo:rsid="00097f93" officeooo:paragraph-rsid="00097f93"/>
    </style:style>
    <style:style style:name="P12" style:family="paragraph" style:parent-style-name="Text_20_body" style:list-style-name="L1">
      <style:paragraph-properties fo:margin-left="0.25in" fo:margin-right="0in" fo:margin-top="0in" fo:margin-bottom="0in" loext:contextual-spacing="false" fo:line-height="100%" fo:text-align="start" style:justify-single-word="false" fo:orphans="2" fo:widows="2" fo:text-indent="0in" style:auto-text-indent="false" fo:padding="0in" fo:border="none"/>
      <style:text-properties fo:font-variant="normal" fo:text-transform="none" fo:color="#111111" style:font-name="Times New Roman" fo:font-size="9pt" fo:letter-spacing="normal" fo:font-style="normal" fo:font-weight="normal" style:font-size-asian="9pt" style:font-size-complex="9pt" loext:padding="0in" loext:border="none"/>
    </style:style>
    <style:style style:name="P13" style:family="paragraph" style:parent-style-name="Text_20_body" style:list-style-name="L1">
      <style:paragraph-properties fo:margin-left="0.25in" fo:margin-right="0in" fo:line-height="100%" fo:text-align="start" style:justify-single-word="false" fo:orphans="2" fo:widows="2" fo:text-indent="0in" style:auto-text-indent="false" fo:padding="0in" fo:border="none"/>
      <style:text-properties fo:font-variant="normal" fo:text-transform="none" fo:color="#111111" style:font-name="Times New Roman" fo:font-size="9pt" fo:letter-spacing="normal" fo:font-style="normal" fo:font-weight="normal" style:font-size-asian="9pt" style:font-size-complex="9pt" loext:padding="0in" loext:border="none"/>
    </style:style>
    <style:style style:name="T1" style:family="text">
      <style:text-properties fo:font-variant="normal" fo:text-transform="none" fo:color="#111111" style:font-name="Times New Roman" fo:font-size="9pt" fo:letter-spacing="normal" fo:font-style="normal" fo:font-weight="bold" style:font-size-asian="9pt" style:font-size-complex="9pt" loext:padding="0in" loext:border="none"/>
    </style:style>
    <style:style style:name="T2" style:family="text">
      <style:text-properties fo:font-variant="normal" fo:text-transform="none" fo:color="#111111" style:font-name="Times New Roman" fo:font-size="9pt" fo:letter-spacing="normal" fo:font-style="normal" fo:font-weight="normal" style:font-size-asian="9pt" style:font-size-complex="9pt"/>
    </style:style>
    <style:style style:name="T3" style:family="text">
      <style:text-properties fo:font-variant="normal" fo:text-transform="none" fo:color="#111111" style:font-name="Times New Roman" fo:font-size="9pt" fo:letter-spacing="normal" style:font-size-asian="9pt" style:font-size-complex="9pt"/>
    </style:style>
    <style:style style:name="T4" style:family="text">
      <style:text-properties officeooo:rsid="000a6bef"/>
    </style:style>
    <style:style style:name="T5" style:family="text">
      <style:text-properties officeooo:rsid="000c5af0"/>
    </style:style>
    <style:style style:name="T6" style:family="text">
      <style:text-properties style:font-size-asian="12pt" style:font-weight-asian="bold" style:font-size-complex="12pt" style:font-weight-complex="bold"/>
    </style:style>
    <style:style style:name="T7" style:family="text">
      <style:text-properties officeooo:rsid="000c5af0" style:font-weight-asian="normal" style:font-weight-complex="normal"/>
    </style:style>
    <style:style style:name="T8" style:family="text">
      <style:text-properties officeooo:rsid="000cc979" style:font-weight-asian="normal" style:font-weight-complex="normal"/>
    </style:style>
    <style:style style:name="T9" style:family="text">
      <style:text-properties officeooo:rsid="000cd7b2" style:font-weight-asian="normal" style:font-weight-complex="normal"/>
    </style:style>
    <style:style style:name="T10" style:family="text">
      <style:text-properties style:font-weight-asian="bold" style:font-weight-complex="bold"/>
    </style:style>
    <style:style style:name="T11" style:family="text">
      <style:text-properties officeooo:rsid="000cd7b2" style:font-weight-asian="bold" style:font-weight-complex="bold"/>
    </style:style>
    <style:style style:name="T12" style:family="text">
      <style:text-properties officeooo:rsid="000f3680"/>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posal Approval Process</text:p>
      <text:list xml:id="list1856425772" text:style-name="L1">
        <text:list-item>
          <text:p text:style-name="P12">Submit a short (1-2 page) project proposal, including a description of the problem, why it's interesting, and what other approaches have been tried. Then there needs to be a discussion on what the student's hypothesis is and how the student's specific solution will improve or solve the problem.</text:p>
          <text:p text:style-name="P12"/>
        </text:list-item>
        <text:list-item>
          <text:p text:style-name="P13">The Instructor then reviews and provides feedback on the proposal, ultimately accepting it, rejecting it, or conditionally accepting it based on a change to the plan/proposal. In particular, the Instructor will ensure that the project is properly scoped for the expected time commitment, and that the problem is sufficiently challenging that it serves as a good demonstration of what the student has mastered in the program. Finally, the approach and solution to the problem must also be novel and pushing the ability of the student.</text:p>
        </text:list-item>
      </text:list>
      <text:p text:style-name="P3">Brainstorming:</text:p>
      <text:p text:style-name="P2"/>
      <text:p text:style-name="P1"><text:span text:style-name="Strong_20_Emphasis"><text:span text:style-name="T1">Building Energy/Water Consumption Prediction Algorithm</text:span></text:span><text:span text:style-name="T3"> – </text:span><text:span text:style-name="T2">The EIA provides an API for a large amount of building data that they collect (https://www.eia.gov/opendata/).  Also, microdata sets are provided within the EIA website that contain building energy and water consumption survey results (https://www.eia.gov/consumption/commercial/data/2012/index.php?view=microdata).  I would like to take this information, explore the available features and their correlation to building energy/water consumption, and create a model (machine learning or regression) that provides predictions, and confidence intervals, for commercial buildings.  This would be a useful tool as it can provide my company with a ‘baseline’ expectation of what new construction, and existing, buildings should consume so that proposed energy and water reduction measures can be gauged.</text:span></text:p>
      <text:p text:style-name="P5"/>
      <text:p text:style-name="P5"/>
      <text:p text:style-name="P11"><text:span text:style-name="T6">Background</text:span></text:p>
      <text:p text:style-name="P7">Commercial Building Energy Consumption accounts for XX% of the United States energy production profile. <text:s/>Many economical and sociological factors are pushing owners of these buildings to reduce energy consumption and optimize performance. <text:s/>However, how can it be known whether a building is operating efficiently or not? <text:s/>Comparing simple summary statistics, such as energy use per square foot (Energy Use Intensity – EUI) is not as simple as it seems because there are a multitude of factors that affect a building’s energy consumption profile. <text:s/>It is very difficult to <text:span text:style-name="T5">make similar comparisons and, even then, it is difficult to determine whether one building is performing consistent with other standard practice buildings or if the other building is under/over performing. <text:s/>In order to determine a level of energy consumption optimization for a randomly selected building, analysis must be performed. <text:s/></text:span></text:p>
      <text:p text:style-name="P7"/>
      <text:p text:style-name="P7"><text:span text:style-name="T5">Commercially, ENERGY STAR () has implemented a benchmarking algorithm that scores buildings on a scale from 1 – 100 using market-available data. <text:s/>While it is unclear the number of sources used, one is definitely the </text:span><text:span text:style-name="T7">Commercial Buildings Energy Consumption Survey (CBECS) </text:span><text:span text:style-name="T9">()</text:span><text:span text:style-name="T7">. <text:s/></text:span><text:span text:style-name="T9">T</text:span><text:span text:style-name="T8">he output of this </text:span><text:span text:style-name="T9">benchmarking </text:span><text:span text:style-name="T8">algorithm is a unit-less score, </text:span><text:span text:style-name="T9">as well as a reference ‘baseline’ building; however, the methodology is not released and it is unclear what factors are important to influence the energy consumption of the building. <text:s/>These barriers make it difficult to provide custom comparisons and nearly impossible to make batch predictions from a set of buildings.</text:span></text:p>
      <text:p text:style-name="P5"/>
      <text:p text:style-name="P9"><text:span text:style-name="T11">Source - </text:span><text:span text:style-name="T10">Commercial Buildings Energy Consumption Survey (CBECS)</text:span></text:p>
      <text:p text:style-name="P5">CBECS is a national sample survey that collects information on the stock of U.S. commercial buildings, including their energy-related building characteristics and energy usage data (consumption and expenditures). Commercial buildings include all buildings in which at least half of the floorspace is used for a purpose that is not residential, industrial, or agricultural. By this definition, CBECS includes building types that might not traditionally be considered commercial, such as schools, hospitals, correctional institutions, and buildings used for religious worship, in addition to traditional commercial buildings such as stores, restaurants, warehouses, and office buildings<text:span text:style-name="T4">[1] (</text:span><text:a xlink:type="simple" xlink:href="https://www.eia.gov/consumption/commercial/about.php" text:style-name="Internet_20_link" text:visited-style-name="Visited_20_Internet_20_Link"><text:span text:style-name="T4">https://www.eia.gov/consumption/commercial/about.php</text:span></text:a><text:span text:style-name="T4">)</text:span>.</text:p>
      <text:p text:style-name="P6"/>
      <text:p text:style-name="P5"/>
      <text:p text:style-name="P10">Objective</text:p>
      <text:p text:style-name="P8">The goal of this project is two-fold. <text:s/>First, it is important to explore the data set and determine the influencing factors for each planned response variable. <text:s/>Second, <text:span text:style-name="T12">a predictive model will be constructed for each major fuel consumption type (Electricity, Natural Gas, Fuel Oil, and District Heat, etc.) as well as an additional model for the overall major fuel consumption, which is the sum of the fuel consumption types noted above. <text:s/>Efforts will be made to explain the model inputs; however, the ultimate goal is the performance of predictions, so some methods may render this goal somewhat incomplete.</text:span></text:p>
      <text:p text:style-name="P5"/>
      <text:p text:style-name="P10">Deliverable</text:p>
      <text:p text:style-name="P5"/>
      <text:p text:style-name="P5">Interface that can take inputs and provide predictive outputs on anticipated energy consumption.</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5T19:59:47.707240889</meta:creation-date>
    <dc:date>2019-02-06T18:40:19.020728608</dc:date>
    <meta:editing-duration>PT6H13M24S</meta:editing-duration>
    <meta:editing-cycles>3</meta:editing-cycles>
    <meta:generator>LibreOffice/6.0.7.3$Linux_X86_64 LibreOffice_project/00m0$Build-3</meta:generator>
    <meta:document-statistic meta:table-count="0" meta:image-count="0" meta:object-count="0" meta:page-count="2" meta:paragraph-count="14" meta:word-count="703" meta:character-count="4831" meta:non-whitespace-character-count="4125"/>
  </office:meta>
</office:document-meta>
</file>